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3.5" table:style-name="ce1">
            <text:p>3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Typescript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8" table:formula="of:=[.C7]+[.C8]+[.C9]+[.C10]+[.C11]+[.C12]+[.C13]+[.C14]" table:style-name="ce1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20T00:00:00" table:style-name="ce9">
            <text:p>20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7"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6.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Frontend</text:p>
          </table:table-cell>
          <table:table-cell table:number-columns-repeated="2" table:style-name="ce1"/>
          <table:table-cell office:value-type="float" office:value="23" table:formula="of:=[.C7]+[.C8]+[.C9]+[.C10]+[.C11]+[.C12]+[.C13]+[.C14]" table:style-name="ce1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8"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.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.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.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.4</text:p>
          </table:table-cell>
          <table:table-cell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52" table:formula="of:=[.H16]+[.H17]+[.H18]" table:style-name="ce12">
            <text:p>15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.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.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40" table:formula="of:=[.C60]+[.C62]+[.C61]" table:style-name="ce11">
            <text:p>40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3]+[.C52]" table:style-name="ce11">
            <text:p>50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16380" table:style-name="ce1"/>
        </table:table-row>
        <table:table-row table:number-rows-repeated="2" table:style-name="ro1">
          <table:table-cell table:number-columns-repeated="4" table:style-name="ce13"/>
          <table:table-cell table:number-columns-repeated="16380" table:style-name="ce1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number:date-style style:name="N38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tti</dc:creator>
    <meta:creation-date>2022-04-23T12:58:44Z</meta:creation-date>
    <dc:date>2022-12-06T10:08:31Z</dc:date>
    <meta:editing-cycles>7</meta:editing-cycles>
    <meta:editing-duration>PT0S</meta:editing-duration>
  </office:meta>
</office:document-meta>
</file>